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1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93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25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5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1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7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9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4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5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5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91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03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0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55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0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09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10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1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3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3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5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6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66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7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6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8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89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98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0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21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26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31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43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51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52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5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0:07:55.4767271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2-06-08T12:50:11.150117071</dc:date>
    <meta:editing-duration>P106DT41M47S</meta:editing-duration>
    <meta:editing-cycles>1861</meta:editing-cycles>
    <meta:generator>LibreOffice/6.4.7.2$Linux_X86_64 LibreOffice_project/40$Build-2</meta:generator>
    <dc:creator>James Petts</dc:creator>
    <meta:document-statistic meta:table-count="3" meta:cell-count="5934" meta:object-count="0"/>
  </office:meta>
</office:document-meta>
</file>